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1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ccff66"/>
    </style:style>
    <style:style style:name="ce5" style:family="table-cell" style:parent-style-name="Default">
      <style:table-cell-properties fo:background-color="#00cc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5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<text:s text:c="46"/>r = 1.5</text:p>
          </table:table-cell>
          <table:covered-table-cell table:number-columns-repeated="3" table:style-name="ce1"/>
          <table:table-cell office:value-type="string" calcext:value-type="string" table:number-columns-spanned="4" table:number-rows-spanned="1">
            <text:p><text:s text:c="48"/>r = 2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<text:s text:c="46"/>r = 3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valores t</text:p>
          </table:table-cell>
          <table:table-cell office:value-type="string" calcext:value-type="string">
            <text:p>Metodo Euler</text:p>
          </table:table-cell>
          <table:table-cell office:value-type="string" calcext:value-type="string" table:number-columns-spanned="3" table:number-rows-spanned="1">
            <text:p><text:s text:c="32"/>Metodo RungeKutta</text:p>
          </table:table-cell>
          <table:covered-table-cell table:style-name="Default"/>
          <table:covered-table-cell/>
          <table:table-cell table:style-name="ce2" office:value-type="string" calcext:value-type="string">
            <text:p>Metodo Euler</text:p>
          </table:table-cell>
          <table:table-cell table:style-name="ce3" office:value-type="string" calcext:value-type="string" table:number-columns-spanned="3" table:number-rows-spanned="1">
            <text:p><text:s text:c="33"/>Metodo RungeKutta</text:p>
          </table:table-cell>
          <table:covered-table-cell table:number-columns-repeated="2" table:style-name="Default"/>
          <table:table-cell office:value-type="string" calcext:value-type="string">
            <text:p>Metodo Euler</text:p>
          </table:table-cell>
          <table:table-cell table:style-name="ce3" office:value-type="string" calcext:value-type="string" table:number-columns-spanned="3" table:number-rows-spanned="1">
            <text:p><text:s text:c="24"/>Metodo RungeKutta</text:p>
          </table:table-cell>
          <table:covered-table-cell table:style-name="Default"/>
          <table:covered-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8"/>k1</text:p>
          </table:table-cell>
          <table:table-cell table:style-name="ce4" office:value-type="string" calcext:value-type="string">
            <text:p><text:s text:c="7"/>k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<text:s text:c="8"/>k1</text:p>
          </table:table-cell>
          <table:table-cell table:style-name="ce4" office:value-type="string" calcext:value-type="string">
            <text:p><text:s text:c="7"/>k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<text:s text:c="8"/>k1</text:p>
          </table:table-cell>
          <table:table-cell table:style-name="ce4" office:value-type="string" calcext:value-type="string">
            <text:p><text:s text:c="7"/>k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1852" calcext:value-type="float">
            <text:p>2.1852</text:p>
          </table:table-cell>
          <table:table-cell office:value-type="float" office:value="1.33333" calcext:value-type="float">
            <text:p>1.33333</text:p>
          </table:table-cell>
          <table:table-cell table:style-name="ce4" office:value-type="float" office:value="0.18701" calcext:value-type="float">
            <text:p>0.1870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.6667" calcext:value-type="float">
            <text:p>1.6667</text:p>
          </table:table-cell>
          <table:table-cell table:style-name="ce3" office:value-type="float" office:value="1.7037" calcext:value-type="float">
            <text:p>1.7037</text:p>
          </table:table-cell>
          <table:table-cell table:style-name="ce4" office:value-type="float" office:value="0.66667" calcext:value-type="float">
            <text:p>0.66667</text:p>
          </table:table-cell>
          <table:table-cell table:style-name="ce4" office:value-type="float" office:value="0.73617" calcext:value-type="float">
            <text:p>0.7361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.3704" calcext:value-type="float">
            <text:p>3.3704</text:p>
          </table:table-cell>
          <table:table-cell office:value-type="float" office:value="2.3603" calcext:value-type="float">
            <text:p>2.3603</text:p>
          </table:table-cell>
          <table:table-cell office:value-type="float" office:value="0.18701" calcext:value-type="float">
            <text:p>0.18701</text:p>
          </table:table-cell>
          <table:table-cell table:style-name="ce4" office:value-type="float" office:value="1.00657" calcext:value-type="float">
            <text:p>1.00657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25" calcext:value-type="float">
            <text:p>0.625</text:p>
          </table:table-cell>
          <table:table-cell office:value-type="float" office:value="2.4074" calcext:value-type="float">
            <text:p>2.4074</text:p>
          </table:table-cell>
          <table:table-cell table:style-name="ce3" office:value-type="float" office:value="2.2996" calcext:value-type="float">
            <text:p>2.2996</text:p>
          </table:table-cell>
          <table:table-cell table:style-name="ce4" office:value-type="float" office:value="0.73617" calcext:value-type="float">
            <text:p>0.73617</text:p>
          </table:table-cell>
          <table:table-cell table:style-name="ce4" office:value-type="float" office:value="0.5369" calcext:value-type="float">
            <text:p>0.536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.5382" calcext:value-type="float">
            <text:p>2.5382</text:p>
          </table:table-cell>
          <table:table-cell office:value-type="float" office:value="2.4518" calcext:value-type="float">
            <text:p>2.4518</text:p>
          </table:table-cell>
          <table:table-cell office:value-type="float" office:value="1.00657" calcext:value-type="float">
            <text:p>1.00657</text:p>
          </table:table-cell>
          <table:table-cell table:style-name="ce4" office:value-type="float" office:value="0.89599" calcext:value-type="float">
            <text:p>0.89599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.7148" calcext:value-type="float">
            <text:p>2.7148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0.38708" calcext:value-type="float">
            <text:p>0.38708</text:p>
          </table:table-cell>
          <table:table-cell office:value-type="float" office:value="2.8829" calcext:value-type="float">
            <text:p>2.8829</text:p>
          </table:table-cell>
          <table:table-cell table:style-name="ce3" office:value-type="float" office:value="2.6453" calcext:value-type="float">
            <text:p>2.6453</text:p>
          </table:table-cell>
          <table:table-cell table:style-name="ce4" office:value-type="float" office:value="0.5369" calcext:value-type="float">
            <text:p>0.5369</text:p>
          </table:table-cell>
          <table:table-cell table:style-name="ce4" office:value-type="float" office:value="0.31274" calcext:value-type="float">
            <text:p>0.3127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.3196" calcext:value-type="float">
            <text:p>3.3196</text:p>
          </table:table-cell>
          <table:table-cell office:value-type="float" office:value="2.5117" calcext:value-type="float">
            <text:p>2.5117</text:p>
          </table:table-cell>
          <table:table-cell office:value-type="float" office:value="0.89599" calcext:value-type="float">
            <text:p>0.89599</text:p>
          </table:table-cell>
          <table:table-cell table:style-name="ce4" office:value-type="float" office:value="0.81768" calcext:value-type="float">
            <text:p>0.8176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.8293" calcext:value-type="float">
            <text:p>2.8293</text:p>
          </table:table-cell>
          <table:table-cell table:style-name="ce4" office:value-type="float" office:value="0.38708" calcext:value-type="float">
            <text:p>0.38708</text:p>
          </table:table-cell>
          <table:table-cell table:style-name="ce4" office:value-type="float" office:value="0.24142" calcext:value-type="float">
            <text:p>0.24142</text:p>
          </table:table-cell>
          <table:table-cell office:value-type="float" office:value="2.9954" calcext:value-type="float">
            <text:p>2.9954</text:p>
          </table:table-cell>
          <table:table-cell table:style-name="ce3" office:value-type="float" office:value="2.8224" calcext:value-type="float">
            <text:p>2.8224</text:p>
          </table:table-cell>
          <table:table-cell table:style-name="ce4" office:value-type="float" office:value="0.31274" calcext:value-type="float">
            <text:p>0.31274</text:p>
          </table:table-cell>
          <table:table-cell table:style-name="ce4" office:value-type="float" office:value="0.16711" calcext:value-type="float">
            <text:p>0.167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6123" calcext:value-type="float">
            <text:p>2.6123</text:p>
          </table:table-cell>
          <table:table-cell office:value-type="float" office:value="2.555" calcext:value-type="float">
            <text:p>2.555</text:p>
          </table:table-cell>
          <table:table-cell office:value-type="float" office:value="0.81768" calcext:value-type="float">
            <text:p>0.81768</text:p>
          </table:table-cell>
          <table:table-cell table:style-name="ce4" office:value-type="float" office:value="0.75798" calcext:value-type="float">
            <text:p>0.7579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.8957" calcext:value-type="float">
            <text:p>2.8957</text:p>
          </table:table-cell>
          <table:table-cell table:style-name="ce4" office:value-type="float" office:value="0.24142" calcext:value-type="float">
            <text:p>0.24142</text:p>
          </table:table-cell>
          <table:table-cell table:style-name="ce4" office:value-type="float" office:value="0.15097" calcext:value-type="float">
            <text:p>0.1509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9112" calcext:value-type="float">
            <text:p>2.9112</text:p>
          </table:table-cell>
          <table:table-cell table:style-name="ce4" office:value-type="float" office:value="0.16711" calcext:value-type="float">
            <text:p>0.16711</text:p>
          </table:table-cell>
          <table:table-cell table:style-name="ce4" office:value-type="float" office:value="0.0862" calcext:value-type="float">
            <text:p>0.0862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<text:s text:c="26"/>p(t)</text:p>
          </table:table-cell>
          <table:covered-table-cell table:number-columns-repeated="2"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<text:s text:c="13"/>r=1.5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<text:s text:c="14"/>r=2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<text:s text:c="14"/>r=3</text:p>
          </table:table-cell>
          <table:covered-table-cell table:style-name="Default"/>
          <table:table-cell/>
        </table:table-row>
        <table:table-row table:style-name="ro1">
          <table:table-cell office:value-type="string" calcext:value-type="string">
            <text:p>valores t</text:p>
          </table:table-cell>
          <table:table-cell office:value-type="string" calcext:value-type="string">
            <text:p>r=1.5</text:p>
          </table:table-cell>
          <table:table-cell table:style-name="ce2" office:value-type="string" calcext:value-type="string">
            <text:p>r=2</text:p>
          </table:table-cell>
          <table:table-cell table:style-name="ce2" office:value-type="string" calcext:value-type="string">
            <text:p>r=3</text:p>
          </table:table-cell>
          <table:table-cell/>
          <table:table-cell office:value-type="string" calcext:value-type="string">
            <text:p>valores de t</text:p>
          </table:table-cell>
          <table:table-cell office:value-type="string" calcext:value-type="string">
            <text:p>error euler</text:p>
          </table:table-cell>
          <table:table-cell office:value-type="string" calcext:value-type="string">
            <text:p>error RK</text:p>
          </table:table-cell>
          <table:table-cell office:value-type="string" calcext:value-type="string">
            <text:p>error euler</text:p>
          </table:table-cell>
          <table:table-cell table:style-name="ce5" office:value-type="string" calcext:value-type="string">
            <text:p>error RK</text:p>
          </table:table-cell>
          <table:table-cell office:value-type="string" calcext:value-type="string">
            <text:p>error euler</text:p>
          </table:table-cell>
          <table:table-cell office:value-type="string" calcext:value-type="string">
            <text:p>error R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ABS(SUM([.B13]-[.B3])/[.B13])" office:value-type="float" office:value="0" calcext:value-type="float">
            <text:p>0</text:p>
          </table:table-cell>
          <table:table-cell table:formula="of:=ABS(SUM([.B13]-[.C3])/[.B13])" office:value-type="float" office:value="0" calcext:value-type="float">
            <text:p>0</text:p>
          </table:table-cell>
          <table:table-cell table:formula="of:=ABS(SUM([.C13]-[.F3])/[.C13])" office:value-type="float" office:value="0" calcext:value-type="float">
            <text:p>0</text:p>
          </table:table-cell>
          <table:table-cell table:style-name="ce5" table:formula="of:=ABS(SUM([.C13]-[.G3])/[.C13])" office:value-type="float" office:value="0" calcext:value-type="float">
            <text:p>0</text:p>
          </table:table-cell>
          <table:table-cell table:formula="of:=ABS(SUM([.D13]-[.J3])/[.D13])" office:value-type="float" office:value="0" calcext:value-type="float">
            <text:p>0</text:p>
          </table:table-cell>
          <table:table-cell table:formula="of:=ABS(SUM([.D13]-[.K3])/[.D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.361" calcext:value-type="float">
            <text:p>2.361</text:p>
          </table:table-cell>
          <table:table-cell office:value-type="float" office:value="2.0743" calcext:value-type="float">
            <text:p>2.0743</text:p>
          </table:table-cell>
          <table:table-cell table:style-name="ce3" office:value-type="float" office:value="1.7284" calcext:value-type="float">
            <text:p>1.7284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SUM([.B14]-[.B4])/[.B14])" office:value-type="float" office:value="0.0117323168149091" calcext:value-type="float">
            <text:p>0.0117323168</text:p>
          </table:table-cell>
          <table:table-cell table:formula="of:=ABS(SUM([.B14]-[.C4])/[.B14])" office:value-type="float" office:value="0.0744599745870395" calcext:value-type="float">
            <text:p>0.0744599746</text:p>
          </table:table-cell>
          <table:table-cell table:formula="of:=ABS(SUM([.C14]-[.F4])/[.C14])" office:value-type="float" office:value="0.0358193125391699" calcext:value-type="float">
            <text:p>0.0358193125</text:p>
          </table:table-cell>
          <table:table-cell table:style-name="ce5" table:formula="of:=ABS(SUM([.C14]-[.G4])/[.C14])" office:value-type="float" office:value="0.0358193125391699" calcext:value-type="float">
            <text:p>0.0358193125</text:p>
          </table:table-cell>
          <table:table-cell table:formula="of:=ABS(SUM([.D14]-[.J4])/[.D14])" office:value-type="float" office:value="0.035697755149271" calcext:value-type="float">
            <text:p>0.0356977551</text:p>
          </table:table-cell>
          <table:table-cell table:formula="of:=ABS(SUM([.D14]-[.K4])/[.D14])" office:value-type="float" office:value="0.0142906734552188" calcext:value-type="float">
            <text:p>0.01429067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.894" calcext:value-type="float">
            <text:p>2.894</text:p>
          </table:table-cell>
          <table:table-cell office:value-type="float" office:value="2.7283" calcext:value-type="float">
            <text:p>2.7283</text:p>
          </table:table-cell>
          <table:table-cell table:style-name="ce3" office:value-type="float" office:value="2.361" calcext:value-type="float">
            <text:p>2.361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SUM([.B15]-[.B5])/[.B15])" office:value-type="float" office:value="0.164616447823082" calcext:value-type="float">
            <text:p>0.1646164478</text:p>
          </table:table-cell>
          <table:table-cell table:formula="of:=ABS(SUM([.B15]-[.C5])/[.B15])" office:value-type="float" office:value="0.18441603317208" calcext:value-type="float">
            <text:p>0.1844160332</text:p>
          </table:table-cell>
          <table:table-cell table:formula="of:=ABS(SUM([.C15]-[.F5])/[.C15])" office:value-type="float" office:value="0.0995858226734597" calcext:value-type="float">
            <text:p>0.0995858227</text:p>
          </table:table-cell>
          <table:table-cell table:style-name="ce5" table:formula="of:=ABS(SUM([.C15]-[.G5])/[.C15])" office:value-type="float" office:value="0.0836784811054503" calcext:value-type="float">
            <text:p>0.0836784811</text:p>
          </table:table-cell>
          <table:table-cell table:formula="of:=ABS(SUM([.D15]-[.J5])/[.D15])" office:value-type="float" office:value="0.0196526895383311" calcext:value-type="float">
            <text:p>0.0196526895</text:p>
          </table:table-cell>
          <table:table-cell table:formula="of:=ABS(SUM([.D15]-[.K5])/[.D15])" office:value-type="float" office:value="0.0260059296908091" calcext:value-type="float">
            <text:p>0.02600592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.9852" calcext:value-type="float">
            <text:p>2.9852</text:p>
          </table:table-cell>
          <table:table-cell office:value-type="float" office:value="2.9348" calcext:value-type="float">
            <text:p>2.9348</text:p>
          </table:table-cell>
          <table:table-cell table:style-name="ce3" office:value-type="float" office:value="2.7283" calcext:value-type="float">
            <text:p>2.7283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SUM([.B16]-[.B6])/[.B16])" office:value-type="float" office:value="0.149738710974139" calcext:value-type="float">
            <text:p>0.149738711</text:p>
          </table:table-cell>
          <table:table-cell table:formula="of:=ABS(SUM([.B16]-[.C6])/[.B16])" office:value-type="float" office:value="0.178681495377194" calcext:value-type="float">
            <text:p>0.1786814954</text:p>
          </table:table-cell>
          <table:table-cell table:formula="of:=ABS(SUM([.C16]-[.F6])/[.C16])" office:value-type="float" office:value="0.0222161646449502" calcext:value-type="float">
            <text:p>0.0222161646</text:p>
          </table:table-cell>
          <table:table-cell table:style-name="ce5" table:formula="of:=ABS(SUM([.C16]-[.G6])/[.C16])" office:value-type="float" office:value="0.0749625187406297" calcext:value-type="float">
            <text:p>0.0749625187</text:p>
          </table:table-cell>
          <table:table-cell table:formula="of:=ABS(SUM([.D16]-[.J6])/[.D16])" office:value-type="float" office:value="0.0566653227284391" calcext:value-type="float">
            <text:p>0.0566653227</text:p>
          </table:table-cell>
          <table:table-cell table:formula="of:=ABS(SUM([.D16]-[.K6])/[.D16])" office:value-type="float" office:value="0.0304218744272991" calcext:value-type="float">
            <text:p>0.03042187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.998" calcext:value-type="float">
            <text:p>2.998</text:p>
          </table:table-cell>
          <table:table-cell office:value-type="float" office:value="2.9852" calcext:value-type="float">
            <text:p>2.9852</text:p>
          </table:table-cell>
          <table:table-cell table:style-name="ce3" office:value-type="float" office:value="2.894" calcext:value-type="float">
            <text:p>2.894</text:p>
          </table:table-cell>
          <table:table-cell/>
          <table:table-cell office:value-type="float" office:value="4" calcext:value-type="float">
            <text:p>4</text:p>
          </table:table-cell>
          <table:table-cell table:formula="of:=ABS(SUM([.B17]-[.B7])/[.B17])" office:value-type="float" office:value="0.107271514342895" calcext:value-type="float">
            <text:p>0.1072715143</text:p>
          </table:table-cell>
          <table:table-cell table:formula="of:=ABS(SUM([.B17]-[.C7])/[.B17])" office:value-type="float" office:value="0.162208138759173" calcext:value-type="float">
            <text:p>0.1622081388</text:p>
          </table:table-cell>
          <table:table-cell table:formula="of:=ABS(SUM([.C17]-[.F7])/[.C17])" office:value-type="float" office:value="0.00495779177274559" calcext:value-type="float">
            <text:p>0.0049577918</text:p>
          </table:table-cell>
          <table:table-cell table:style-name="ce5" table:formula="of:=ABS(SUM([.C17]-[.G7])/[.C17])" office:value-type="float" office:value="0.0522243065791237" calcext:value-type="float">
            <text:p>0.0522243066</text:p>
          </table:table-cell>
          <table:table-cell table:formula="of:=ABS(SUM([.D17]-[.J7])/[.D17])" office:value-type="float" office:value="0.03503800967519" calcext:value-type="float">
            <text:p>0.0350380097</text:p>
          </table:table-cell>
          <table:table-cell table:formula="of:=ABS(SUM([.D17]-[.K7])/[.D17])" office:value-type="float" office:value="0.0247408431237042" calcext:value-type="float">
            <text:p>0.02474084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2.9997" calcext:value-type="float">
            <text:p>2.9997</text:p>
          </table:table-cell>
          <table:table-cell office:value-type="float" office:value="2.9967" calcext:value-type="float">
            <text:p>2.9967</text:p>
          </table:table-cell>
          <table:table-cell table:style-name="ce3" office:value-type="float" office:value="2.9601" calcext:value-type="float">
            <text:p>2.9601</text:p>
          </table:table-cell>
          <table:table-cell/>
          <table:table-cell office:value-type="float" office:value="5" calcext:value-type="float">
            <text:p>5</text:p>
          </table:table-cell>
          <table:table-cell table:formula="of:=ABS(SUM([.B18]-[.B8])/[.B18])" office:value-type="float" office:value="0.129146247958129" calcext:value-type="float">
            <text:p>0.129146248</text:p>
          </table:table-cell>
          <table:table-cell table:formula="of:=ABS(SUM([.B18]-[.C8])/[.B18])" office:value-type="float" office:value="0.148248158149148" calcext:value-type="float">
            <text:p>0.1482481581</text:p>
          </table:table-cell>
          <table:table-cell table:formula="of:=ABS(SUM([.C18]-[.F8])/[.C18])" office:value-type="float" office:value="0.00110121133246567" calcext:value-type="float">
            <text:p>0.0011012113</text:p>
          </table:table-cell>
          <table:table-cell table:style-name="ce5" table:formula="of:=ABS(SUM([.C18]-[.G8])/[.C18])" office:value-type="float" office:value="0.0337037407815263" calcext:value-type="float">
            <text:p>0.0337037408</text:p>
          </table:table-cell>
          <table:table-cell table:formula="of:=ABS(SUM([.D18]-[.J8])/[.D18])" office:value-type="float" office:value="0.0134792743488395" calcext:value-type="float">
            <text:p>0.0134792743</text:p>
          </table:table-cell>
          <table:table-cell table:formula="of:=ABS(SUM([.D18]-[.K8])/[.D18])" office:value-type="float" office:value="0.0165197121718861" calcext:value-type="float">
            <text:p>0.01651971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23:22:26.148260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02.449868685</meta:creation-date>
    <dc:date>2015-10-19T23:55:30.700306479</dc:date>
    <meta:editing-duration>PT46M25S</meta:editing-duration>
    <meta:editing-cycles>76</meta:editing-cycles>
    <meta:generator>LibreOffice/4.2.7.2$Linux_X86_64 LibreOffice_project/420m0$Build-2</meta:generator>
    <meta:document-statistic meta:table-count="1" meta:cell-count="169" meta:object-count="0"/>
  </office:meta>
</office:document-meta>
</file>